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25cm" fo:min-width="8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5cm" fo:min-width="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cm" fo:min-width="0.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cm" fo:min-width="1.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5cm" fo:min-width="1.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5cm" fo:min-width="1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85cm" fo:min-width="2.5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423cm" fo:min-width="0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25cm" fo:min-width="2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45cm" fo:min-width="5.7cm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gr21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0.25cm" fo:min-width="1.9cm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1.9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25cm" fo:min-width="5.7cm"/>
    </style:style>
    <style:style style:name="gr26" style:family="graphic" style:parent-style-name="standard">
      <style:graphic-properties draw:stroke="none" svg:stroke-color="#000000" draw:fill="none" draw:fill-color="#ffffff" fo:min-height="0.513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3.55cm" fo:min-width="5.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65cm" fo:min-width="2.6cm"/>
    </style:style>
    <style:style style:name="gr30" style:family="graphic" style:parent-style-name="standard">
      <style:graphic-properties draw:stroke="none" svg:stroke-color="#000000" draw:fill="none" draw:fill-color="#ffffff" fo:min-height="1.9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45cm" fo:min-width="2.6cm"/>
    </style:style>
    <style:style style:name="gr32" style:family="graphic" style:parent-style-name="standard">
      <style:graphic-properties draw:stroke="none" svg:stroke-color="#000000" draw:fill="none" draw:fill-color="#ffffff" fo:min-height="1.361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3.35cm" fo:min-width="4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3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319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0.25cm" fo:min-width="1.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3.55cm" fo:min-width="4.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fo:min-height="1.025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3.45cm" fo:min-width="6.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6.5cm" svg:x="1.4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2.4cm" svg:x2="10.8cm" svg:y2="2.4cm">
          <text:p/>
        </draw:line>
        <draw:frame draw:style-name="gr3" draw:text-style-name="P2" draw:layer="layout" svg:width="9.7cm" svg:height="0.725cm" svg:x="1.3cm" svg:y="1.7cm">
          <draw:text-box>
            <text:p text:style-name="P2">Database <text:s/>Profile Readings Preferences Graphs</text:p>
          </draw:text-box>
        </draw:frame>
        <draw:custom-shape draw:style-name="gr4" draw:text-style-name="P3" draw:layer="layout" svg:width="3.5cm" svg:height="1.6cm" svg:x="11.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0.8cm" svg:x="1.4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4cm" svg:height="0.8cm" svg:x="3.5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cm" svg:height="0.8cm" svg:x="4.9cm" svg:y="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cm" svg:height="0.8cm" svg:x="6.8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6cm" svg:height="0.8cm" svg:x="9.2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787cm" svg:height="1.673cm" svg:x="11.4cm" svg:y="2cm">
          <draw:text-box>
            <text:p text:style-name="P2">Open Database</text:p>
            <text:p text:style-name="P2">Close Database</text:p>
            <text:p text:style-name="P2">Format Database</text:p>
          </draw:text-box>
        </draw:frame>
        <draw:custom-shape draw:style-name="gr11" draw:text-style-name="P3" draw:layer="layout" svg:width="3.099cm" svg:height="2.1cm" svg:x="11.794cm" svg:y="4.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406cm" svg:height="2.2cm" svg:x="11.694cm" svg:y="4.4cm">
          <draw:text-box>
            <text:p text:style-name="P2">New <text:s/>Profile</text:p>
            <text:p text:style-name="P2">Edit Profile</text:p>
            <text:p text:style-name="P2">Remove Profile</text:p>
            <text:p text:style-name="P2">Logout</text:p>
          </draw:text-box>
        </draw:frame>
        <draw:custom-shape draw:style-name="gr13" draw:text-style-name="P3" draw:layer="layout" svg:width="3.5cm" svg:height="1.5cm" svg:x="1.6cm" svg:y="9.427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06cm" svg:height="1.673cm" svg:x="1.394cm" svg:y="9.427cm">
          <draw:text-box>
            <text:p text:style-name="P2">Add Reading</text:p>
            <text:p text:style-name="P2">Edit Reading</text:p>
            <text:p text:style-name="P2">Remove Reading</text:p>
          </draw:text-box>
        </draw:frame>
        <draw:custom-shape draw:style-name="gr15" draw:text-style-name="P3" draw:layer="layout" svg:width="1.494cm" svg:height="1.673cm" svg:x="7.206cm" svg:y="9.427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7cm" svg:height="1.673cm" svg:x="7.1cm" svg:y="9.427cm">
          <draw:text-box>
            <text:p text:style-name="P2">Costs</text:p>
            <text:p text:style-name="P2">Types</text:p>
            <text:p text:style-name="P2">Units</text:p>
          </draw:text-box>
        </draw:frame>
        <draw:custom-shape draw:style-name="gr17" draw:text-style-name="P3" draw:layer="layout" svg:width="2.9cm" svg:height="2.5cm" svg:x="11.806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3.206cm" svg:height="2.621cm" svg:x="11.6cm" svg:y="8.1cm">
          <draw:text-box>
            <text:p text:style-name="P2">Bar Chart</text:p>
            <text:p text:style-name="P2">Pie Chart</text:p>
            <text:p text:style-name="P2">Scatter Graph</text:p>
            <text:p text:style-name="P2">Line Graph</text:p>
            <text:p text:style-name="P2">Table</text:p>
          </draw:text-box>
        </draw:frame>
        <draw:custom-shape draw:style-name="gr19" draw:text-style-name="P3" draw:layer="layout" svg:width="6.2cm" svg:height="4.7cm" svg:x="2.7cm" svg:y="12.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7cm" svg:height="0.763cm" svg:x="2.7cm" svg:y="12.837cm">
          <draw:text-box>
            <text:p text:style-name="P4"><text:span text:style-name="T1">Reading Type:</text:span></text:p>
          </draw:text-box>
        </draw:frame>
        <draw:frame draw:style-name="gr20" draw:text-style-name="P4" draw:layer="layout" svg:width="3.7cm" svg:height="0.763cm" svg:x="2.7cm" svg:y="13.938cm">
          <draw:text-box>
            <text:p text:style-name="P4"><text:span text:style-name="T1">Reading:</text:span></text:p>
          </draw:text-box>
        </draw:frame>
        <draw:frame draw:style-name="gr20" draw:text-style-name="P4" draw:layer="layout" svg:width="3.7cm" svg:height="0.763cm" svg:x="2.7cm" svg:y="14.939cm">
          <draw:text-box>
            <text:p text:style-name="P4"><text:span text:style-name="T1">Date:</text:span></text:p>
          </draw:text-box>
        </draw:frame>
        <draw:custom-shape draw:style-name="gr21" draw:text-style-name="P3" draw:layer="layout" svg:width="1.9cm" svg:height="0.6cm" svg:x="3cm" svg:y="16.2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6.2cm" svg:y="16.2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6.3cm" svg:y="12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6.3cm" svg:y="14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4cm" svg:height="1.2cm" svg:x="6.3cm" svg:y="14.7cm">
          <text:p text:style-name="P3">calenda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8.1cm" svg:y="1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9" draw:text-style-name="P3" draw:layer="layout" svg:width="6.2cm" svg:height="4.7cm" svg:x="2.7cm" svg:y="12.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7cm" svg:height="0.763cm" svg:x="2.7cm" svg:y="14.939cm">
          <draw:text-box>
            <text:p text:style-name="P4"><text:span text:style-name="T1">Date:</text:span></text:p>
          </draw:text-box>
        </draw:frame>
        <draw:custom-shape draw:style-name="gr21" draw:text-style-name="P3" draw:layer="layout" svg:width="1.9cm" svg:height="0.6cm" svg:x="3cm" svg:y="16.2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6.2cm" svg:y="16.2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6.3cm" svg:y="12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6.3cm" svg:y="14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4cm" svg:height="1.2cm" svg:x="6.3cm" svg:y="14.7cm">
          <text:p text:style-name="P3">calenda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8.1cm" svg:y="1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5" draw:text-style-name="P3" draw:layer="layout" svg:width="6.2cm" svg:height="5.5cm" svg:x="9.5cm" svg:y="12.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7cm" svg:height="0.763cm" svg:x="9.5cm" svg:y="12.837cm">
          <draw:text-box>
            <text:p text:style-name="P4"><text:span text:style-name="T1">Reading Type:</text:span></text:p>
          </draw:text-box>
        </draw:frame>
        <draw:frame draw:style-name="gr26" draw:text-style-name="P4" draw:layer="layout" svg:width="3.7cm" svg:height="0.763cm" svg:x="9.5cm" svg:y="13.938cm">
          <draw:text-box>
            <text:p text:style-name="P4"><text:span text:style-name="T1">Reading:</text:span></text:p>
          </draw:text-box>
        </draw:frame>
        <draw:frame draw:style-name="gr20" draw:text-style-name="P4" draw:layer="layout" svg:width="3.7cm" svg:height="0.763cm" svg:x="9.5cm" svg:y="15.839cm">
          <draw:text-box>
            <text:p text:style-name="P4"><text:span text:style-name="T1">New Date:</text:span></text:p>
          </draw:text-box>
        </draw:frame>
        <draw:custom-shape draw:style-name="gr21" draw:text-style-name="P3" draw:layer="layout" svg:width="1.9cm" svg:height="0.6cm" svg:x="9.8cm" svg:y="17.1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13cm" svg:y="17.1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13.1cm" svg:y="12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13.1cm" svg:y="14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4cm" svg:height="1.2cm" svg:x="13.1cm" svg:y="15.6cm">
          <text:p text:style-name="P3">calenda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14.9cm" svg:y="1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9" draw:text-style-name="P3" draw:layer="layout" svg:width="6.2cm" svg:height="4.7cm" svg:x="2.7cm" svg:y="12.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7cm" svg:height="0.763cm" svg:x="9.5cm" svg:y="12.837cm">
          <draw:text-box>
            <text:p text:style-name="P4"><text:span text:style-name="T1">Reading Type:</text:span></text:p>
          </draw:text-box>
        </draw:frame>
        <draw:frame draw:style-name="gr26" draw:text-style-name="P4" draw:layer="layout" svg:width="3.7cm" svg:height="0.763cm" svg:x="9.4cm" svg:y="14.9cm">
          <draw:text-box>
            <text:p text:style-name="P4"><text:span text:style-name="T1"><text:s/></text:span><text:span text:style-name="T1">New Reading:</text:span></text:p>
          </draw:text-box>
        </draw:frame>
        <draw:custom-shape draw:style-name="gr22" draw:text-style-name="P3" draw:layer="layout" svg:width="2.4cm" svg:height="0.5cm" svg:x="13.1cm" svg:y="12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13.1cm" svg:y="14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14.9cm" svg:y="1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4" draw:text-style-name="P3" draw:layer="layout" svg:width="0.4cm" svg:height="0.3cm" svg:x="14.901cm" svg:y="14.201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2" draw:text-style-name="P3" draw:layer="layout" svg:width="2.4cm" svg:height="0.5cm" svg:x="13.1cm" svg:y="14.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4.1cm" svg:y1="9.9cm" svg:x2="5.8cm" svg:y2="11.8cm">
          <text:p/>
        </draw:line>
        <draw:line draw:style-name="gr27" draw:text-style-name="P3" draw:layer="layout" svg:x1="4.1cm" svg:y1="10.3cm" svg:x2="10.2cm" svg:y2="12.4cm">
          <text:p/>
        </draw:line>
        <draw:line draw:style-name="gr27" draw:text-style-name="P3" draw:layer="layout" svg:x1="5.9cm" svg:y1="2.4cm" svg:x2="2.8cm" svg:y2="9.5cm">
          <text:p/>
        </draw:line>
        <draw:line draw:style-name="gr27" draw:text-style-name="P3" draw:layer="layout" svg:x1="8.5cm" svg:y1="2.4cm" svg:x2="8.3cm" svg:y2="9.5cm">
          <text:p/>
        </draw:line>
        <draw:line draw:style-name="gr27" draw:text-style-name="P3" draw:layer="layout" svg:x1="10.3cm" svg:y1="2.4cm" svg:x2="11.8cm" svg:y2="8.4cm">
          <text:p/>
        </draw:line>
        <draw:line draw:style-name="gr27" draw:text-style-name="P3" draw:layer="layout" svg:x1="4.5cm" svg:y1="2.4cm" svg:x2="11.8cm" svg:y2="5.8cm">
          <text:p/>
        </draw:line>
        <draw:line draw:style-name="gr27" draw:text-style-name="P3" draw:layer="layout" svg:x1="2.6cm" svg:y1="2.4cm" svg:x2="11.6cm" svg:y2="3.1cm">
          <text:p/>
        </draw:line>
        <draw:line draw:style-name="gr27" draw:text-style-name="P3" draw:layer="layout" svg:x1="2cm" svg:y1="10.9cm" svg:x2="2cm" svg:y2="18.2cm">
          <text:p/>
        </draw:line>
        <draw:custom-shape draw:style-name="gr28" draw:text-style-name="P3" draw:layer="layout" svg:width="6.2cm" svg:height="3.8cm" svg:x="1.6cm" svg:y="18.2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7cm" svg:height="0.763cm" svg:x="1.6cm" svg:y="18.537cm">
          <draw:text-box>
            <text:p text:style-name="P4"><text:span text:style-name="T1">Reading Type:</text:span></text:p>
          </draw:text-box>
        </draw:frame>
        <draw:frame draw:style-name="gr26" draw:text-style-name="P4" draw:layer="layout" svg:width="3.7cm" svg:height="0.763cm" svg:x="1.6cm" svg:y="19.638cm">
          <draw:text-box>
            <text:p text:style-name="P4"><text:span text:style-name="T1">Reading:</text:span></text:p>
          </draw:text-box>
        </draw:frame>
        <draw:custom-shape draw:style-name="gr22" draw:text-style-name="P3" draw:layer="layout" svg:width="2.4cm" svg:height="0.5cm" svg:x="5.2cm" svg:y="18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5.2cm" svg:y="19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7cm" svg:y="18.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3" draw:layer="layout" svg:width="1.9cm" svg:height="0.6cm" svg:x="1.9cm" svg:y="20.9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5.4cm" svg:y="20.9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5.2cm" svg:y="19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7.001cm" svg:y="19.901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9" draw:text-style-name="P3" draw:layer="layout" svg:width="3.1cm" svg:height="1.9cm" svg:x="15.1cm" svg:y="9.4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.3cm" svg:height="2.2cm" svg:x="15.1cm" svg:y="9.5cm">
          <draw:text-box>
            <text:p text:style-name="P2"><text:span text:style-name="T2">Add Cost</text:span></text:p>
            <text:p text:style-name="P2"><text:span text:style-name="T2">Edit Cost</text:span></text:p>
            <text:p text:style-name="P2"><text:span text:style-name="T2">Remove Cost</text:span></text:p>
          </draw:text-box>
        </draw:frame>
        <draw:custom-shape draw:style-name="gr31" draw:text-style-name="P3" draw:layer="layout" svg:width="3.1cm" svg:height="1.7cm" svg:x="16.2cm" svg:y="11.8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3.3cm" svg:height="1.673cm" svg:x="16.1cm" svg:y="11.789cm">
          <draw:text-box>
            <text:p text:style-name="P2"><text:span text:style-name="T2">Add Type</text:span></text:p>
            <text:p text:style-name="P2"><text:span text:style-name="T2">Edit Type</text:span></text:p>
            <text:p text:style-name="P2"><text:span text:style-name="T2">Remove Type</text:span></text:p>
          </draw:text-box>
        </draw:frame>
        <draw:line draw:style-name="gr27" draw:text-style-name="P3" draw:layer="layout" svg:x1="8.5cm" svg:y1="9.8cm" svg:x2="15cm" svg:y2="11.1cm">
          <text:p/>
        </draw:line>
        <draw:line draw:style-name="gr27" draw:text-style-name="P3" draw:layer="layout" svg:x1="8.6cm" svg:y1="10.3cm" svg:x2="16.2cm" svg:y2="12.2cm">
          <text:p/>
        </draw:line>
        <draw:custom-shape draw:style-name="gr33" draw:text-style-name="P3" draw:layer="layout" svg:width="4.6cm" svg:height="3.6cm" svg:x="15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" draw:layer="layout" svg:width="2.695cm" svg:height="0.725cm" svg:x="15.005cm" svg:y="5.1cm">
          <draw:text-box>
            <text:p text:style-name="P2">First Name:</text:p>
          </draw:text-box>
        </draw:frame>
        <draw:frame draw:style-name="gr35" draw:text-style-name="P2" draw:layer="layout" svg:width="2.479cm" svg:height="0.725cm" svg:x="15.021cm" svg:y="6.675cm">
          <draw:text-box>
            <text:p text:style-name="P2">Password:</text:p>
          </draw:text-box>
        </draw:frame>
        <draw:frame draw:style-name="gr36" draw:text-style-name="P2" draw:layer="layout" svg:width="2.678cm" svg:height="0.725cm" svg:x="15.005cm" svg:y="5.9cm">
          <draw:text-box>
            <text:p text:style-name="P2">Last Name:</text:p>
          </draw:text-box>
        </draw:frame>
        <draw:custom-shape draw:style-name="gr21" draw:text-style-name="P3" draw:layer="layout" svg:width="1.9cm" svg:height="0.6cm" svg:x="15.2cm" svg:y="7.6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17.7cm" svg:y="7.6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6cm" svg:y="5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6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4.6cm" svg:height="3.8cm" svg:x="15.29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" draw:layer="layout" svg:width="2.695cm" svg:height="0.725cm" svg:x="15.2cm" svg:y="1.8cm">
          <draw:text-box>
            <text:p text:style-name="P2">First Name:</text:p>
          </draw:text-box>
        </draw:frame>
        <draw:frame draw:style-name="gr35" draw:text-style-name="P2" draw:layer="layout" svg:width="2.479cm" svg:height="0.725cm" svg:x="15.216cm" svg:y="3.175cm">
          <draw:text-box>
            <text:p text:style-name="P2">Password:</text:p>
          </draw:text-box>
        </draw:frame>
        <draw:frame draw:style-name="gr36" draw:text-style-name="P2" draw:layer="layout" svg:width="2.678cm" svg:height="0.725cm" svg:x="15.2cm" svg:y="2.4cm">
          <draw:text-box>
            <text:p text:style-name="P2">Last Name:</text:p>
          </draw:text-box>
        </draw:frame>
        <draw:custom-shape draw:style-name="gr21" draw:text-style-name="P3" draw:layer="layout" svg:width="1.9cm" svg:height="0.6cm" svg:x="15.395cm" svg:y="4.1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17.895cm" svg:y="4.1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795cm" svg:y="1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795cm" svg:y="2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9cm" svg:height="0.5cm" svg:x="17.795cm" svg:y="3.3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.514cm" svg:height="0.725cm" svg:x="15.2cm" svg:y="1.2cm">
          <draw:text-box>
            <text:p text:style-name="P2">User:</text:p>
          </draw:text-box>
        </draw:frame>
        <draw:custom-shape draw:style-name="gr37" draw:text-style-name="P3" draw:layer="layout" svg:width="1.9cm" svg:height="0.5cm" svg:x="17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0.4cm" svg:height="0.3cm" svg:x="19.1cm" svg:y="1.3cm">
          <text:p/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  <draw:line draw:style-name="gr27" draw:text-style-name="P3" draw:layer="layout" svg:x1="14.3cm" svg:y1="4.8cm" svg:x2="15.2cm" svg:y2="5.5cm">
          <text:p/>
        </draw:line>
        <draw:line draw:style-name="gr27" draw:text-style-name="P3" draw:layer="layout" svg:x1="13.9cm" svg:y1="5.2cm" svg:x2="15.3cm" svg:y2="3.9cm">
          <text:p/>
        </draw:line>
        <draw:frame draw:style-name="gr20" draw:text-style-name="P4" draw:layer="layout" svg:width="3.7cm" svg:height="0.763cm" svg:x="13.2cm" svg:y="19.137cm">
          <draw:text-box>
            <text:p text:style-name="P4"><text:span text:style-name="T1">Reading Type:</text:span></text:p>
          </draw:text-box>
        </draw:frame>
        <draw:custom-shape draw:style-name="gr22" draw:text-style-name="P3" draw:layer="layout" svg:width="2.4cm" svg:height="0.5cm" svg:x="17.1cm" svg:y="2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cm" svg:height="0.3cm" svg:x="18.6cm" svg:y="19.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40" draw:text-style-name="P4" draw:layer="layout" svg:width="4.3cm" svg:height="1.275cm" svg:x="13.2cm" svg:y="20.425cm">
          <draw:text-box>
            <text:p text:style-name="P4"><text:span text:style-name="T1">Type Description:</text:span></text:p>
          </draw:text-box>
        </draw:frame>
        <draw:custom-shape draw:style-name="gr21" draw:text-style-name="P3" draw:layer="layout" svg:width="1.9cm" svg:height="0.6cm" svg:x="13.7cm" svg:y="21.5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cm" svg:height="0.6cm" svg:x="17.2cm" svg:y="21.5cm">
          <text:p text:style-name="P3">Confir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cm" svg:height="0.5cm" svg:x="17.1cm" svg:y="19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6.6cm" svg:height="3.7cm" svg:x="13.2cm" svg:y="18.8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8.1cm" svg:y1="12.1cm" svg:x2="19.6cm" svg:y2="1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5:24:16.035000000</meta:creation-date>
    <dc:date>2015-01-16T16:08:11.486000000</dc:date>
    <meta:editing-duration>PT11M21S</meta:editing-duration>
    <meta:editing-cycles>1</meta:editing-cycles>
    <meta:document-statistic meta:object-count="110"/>
    <meta:generator>LibreOffice/4.3.2.2$Windows_x86 LibreOffice_project/edfb5295ba211bd31ad47d0bad0118690f76407d</meta:generator>
  </office:meta>
</office:document-meta>
</file>